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b2b2b2" draw:textarea-vertical-align="middle"/>
    </style:style>
    <style:style style:name="gr2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.2cm"/>
    </style:style>
    <style:style style:name="gr4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svg:stroke-color="#111111" draw:fill-color="#dddddd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color="#111111" draw:fill-color="#eeeeee" draw:textarea-horizontal-align="justify" draw:textarea-vertical-align="middle" draw:auto-grow-height="false" fo:min-height="0.074cm" fo:min-width="0cm" draw:shadow="hidden"/>
    </style:style>
    <style:style style:name="gr7" style:family="graphic" style:parent-style-name="standard">
      <style:graphic-properties svg:stroke-color="#111111" draw:fill="none" draw:textarea-vertical-align="middle" draw:auto-grow-height="false" fo:min-height="0.698cm" fo:min-width="0cm"/>
    </style:style>
    <style:style style:name="gr8" style:family="graphic" style:parent-style-name="standard">
      <style:graphic-properties svg:stroke-color="#111111" draw:fill="none" draw:textarea-vertical-align="middle" draw:auto-grow-height="false" fo:min-height="7.3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4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97cm"/>
    </style:style>
    <style:style style:name="gr11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7.5cm"/>
    </style:style>
    <style:style style:name="gr12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0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74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7cm" fo:min-width="0cm"/>
    </style:style>
    <style:style style:name="gr1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4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1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1cm" fo:min-width="7.9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232cm"/>
    </style:style>
    <style:style style:name="gr23" style:family="graphic" style:parent-style-name="objectwithoutfill">
      <style:graphic-properties draw:stroke="dash" draw:stroke-dash="Fine_20_Dashed" svg:stroke-opacity="50%" draw:fill="none" draw:textarea-vertical-align="middle"/>
    </style:style>
    <style:style style:name="gr24" style:family="graphic" style:parent-style-name="standard">
      <style:graphic-properties draw:stroke="dash" draw:stroke-dash="Fine_20_Dashed" svg:stroke-color="#111111" draw:fill-color="#dddddd" draw:textarea-horizontal-align="justify" draw:textarea-vertical-align="middle" draw:auto-grow-height="false" fo:min-height="0.75cm" fo:min-width="0.4cm"/>
    </style:style>
    <style:style style:name="gr25" style:family="graphic" style:parent-style-name="standard">
      <style:graphic-properties svg:stroke-color="#111111" draw:fill="none" draw:textarea-vertical-align="middle" draw:auto-grow-height="false" fo:min-height="0.60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7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638cm"/>
    </style:style>
    <style:style style:name="gr2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9cm" fo:min-width="7.004cm"/>
    </style:style>
    <style:style style:name="gr30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7.5cm"/>
    </style:style>
    <style:style style:name="gr31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1.5cm"/>
    </style:style>
    <style:style style:name="gr32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3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706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style:font-name="Calibri1" fo:font-size="12pt" style:font-size-asian="18pt" style:font-size-complex="18pt"/>
    </style:style>
    <style:style style:name="T1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6.807cm" svg:height="9.643cm" draw:transform="rotate (-1.45752445834046) translate (11.6826009312248cm 10.6098946904832cm)" svg:viewBox="0 0 16808 9644" draw:points="0,9644 16808,9644 1904,7949 2808,0 102,8750">
          <text:p/>
        </draw:polygon>
        <draw:custom-shape draw:style-name="gr2" draw:text-style-name="P2" draw:layer="layout" svg:width="6cm" svg:height="1cm" svg:x="6cm" svg:y="20.4cm">
          <text:p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14.999cm" svg:height="7.999cm" svg:x="1.1cm" svg:y="2.7cm" svg:viewBox="0 0 15000 8000" draw:points="0,8000 7000,0 7000,4000 15000,4000 1000,8000">
          <text:p/>
        </draw:polygon>
        <draw:custom-shape draw:style-name="gr4" draw:text-style-name="P2" draw:layer="layout" svg:width="4cm" svg:height="1cm" svg:x="12.1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" draw:text-style-name="P2" draw:layer="layout" svg:width="1.199cm" svg:height="0.999cm" svg:x="9.8cm" svg:y="10.7cm" svg:viewBox="0 0 1200 1000" draw:points="200,1000 0,815 111,712 0,609 113,504 0,399 115,292 0,186 200,0 200,0 1200,0 1200,1000">
          <text:p/>
        </draw:polygon>
        <draw:custom-shape draw:style-name="gr7" draw:text-style-name="P5" draw:layer="layout" svg:width="0.3cm" svg:height="1cm" draw:transform="rotate (1.5707963267949) translate (1.1cm 1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0.3cm" svg:height="8cm" draw:transform="rotate (1.5707963267949) translate (3cm 1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2.902cm" svg:height="0.767cm" draw:transform="rotate (1.5707963267949) translate (1.233cm 15.1cm)">
          <draw:text-box>
            <text:p><text:span text:style-name="T1">4 byte header</text:span></text:p>
          </draw:text-box>
        </draw:frame>
        <draw:frame draw:style-name="gr10" draw:text-style-name="P6" draw:layer="layout" svg:width="3.47cm" svg:height="0.767cm" svg:x="4.53cm" svg:y="12.2cm">
          <draw:text-box>
            <text:p><text:span text:style-name="T1">184 byte payload</text:span></text:p>
          </draw:text-box>
        </draw:frame>
        <draw:custom-shape draw:style-name="gr11" draw:text-style-name="P2" draw:layer="layout" svg:width="8cm" svg:height="1cm" svg:x="8.1cm" svg:y="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8.1cm" svg:y="3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9.1cm" svg:y="3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cm" svg:height="1cm" svg:x="8.1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8.1cm" svg:y="5.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82cm" svg:height="0.767cm" svg:x="16.23cm" svg:y="2.833cm">
          <draw:text-box>
            <text:p><text:span text:style-name="T1">Byte 1</text:span></text:p>
          </draw:text-box>
        </draw:frame>
        <draw:frame draw:style-name="gr14" draw:text-style-name="P6" draw:layer="layout" svg:width="1.582cm" svg:height="0.767cm" svg:x="16.218cm" svg:y="3.833cm">
          <draw:text-box>
            <text:p><text:span text:style-name="T1">Byte 2</text:span></text:p>
          </draw:text-box>
        </draw:frame>
        <draw:frame draw:style-name="gr14" draw:text-style-name="P6" draw:layer="layout" svg:width="1.582cm" svg:height="0.767cm" svg:x="16.218cm" svg:y="4.833cm">
          <draw:text-box>
            <text:p><text:span text:style-name="T1">Byte 3</text:span></text:p>
          </draw:text-box>
        </draw:frame>
        <draw:frame draw:style-name="gr14" draw:text-style-name="P6" draw:layer="layout" svg:width="1.582cm" svg:height="0.767cm" svg:x="16.218cm" svg:y="5.833cm">
          <draw:text-box>
            <text:p><text:span text:style-name="T1">Byte 4</text:span></text:p>
          </draw:text-box>
        </draw:frame>
        <draw:frame draw:style-name="gr15" draw:text-style-name="P6" draw:layer="layout" svg:width="2.246cm" svg:height="0.767cm" svg:x="11.054cm" svg:y="2.8cm">
          <draw:text-box>
            <text:p><text:span text:style-name="T1">Sync byte </text:span></text:p>
          </draw:text-box>
        </draw:frame>
        <draw:line draw:style-name="gr16" draw:text-style-name="P5" draw:layer="layout" svg:x1="7.3cm" svg:y1="5.5cm" svg:x2="8.4cm" svg:y2="4.3cm">
          <text:p/>
        </draw:line>
        <draw:frame draw:style-name="gr17" draw:text-style-name="P6" draw:layer="layout" svg:width="3cm" svg:height="1.567cm" svg:x="5.3cm" svg:y="4.9cm">
          <draw:text-box>
            <text:p><text:span text:style-name="T1">Transport error indicator</text:span></text:p>
          </draw:text-box>
        </draw:frame>
        <draw:line draw:style-name="gr16" draw:text-style-name="P5" draw:layer="layout" svg:x1="7.5cm" svg:y1="2.6cm" svg:x2="9.4cm" svg:y2="4.4cm">
          <text:p/>
        </draw:line>
        <draw:frame draw:style-name="gr17" draw:text-style-name="P6" draw:layer="layout" svg:width="3cm" svg:height="1.567cm" svg:x="6cm" svg:y="1.433cm">
          <draw:text-box>
            <text:p><text:span text:style-name="T1">Payload unit start indicator</text:span></text:p>
          </draw:text-box>
        </draw:frame>
        <draw:custom-shape draw:style-name="gr18" draw:text-style-name="P2" draw:layer="layout" svg:width="5cm" svg:height="1cm" svg:x="11.1cm" svg:y="3.7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602cm" svg:height="0.767cm" svg:x="11.598cm" svg:y="3.8cm">
          <draw:text-box>
            <text:p><text:span text:style-name="T1">PID (13 bits)</text:span></text:p>
          </draw:text-box>
        </draw:frame>
        <draw:frame draw:style-name="gr19" draw:text-style-name="P6" draw:layer="layout" svg:width="2.602cm" svg:height="0.767cm" svg:x="10.198cm" svg:y="4.8cm">
          <draw:text-box>
            <text:p><text:span text:style-name="T1">PID (13 bits)</text:span></text:p>
          </draw:text-box>
        </draw:frame>
        <draw:frame draw:style-name="gr20" draw:text-style-name="P6" draw:layer="layout" svg:width="3cm" svg:height="1.799cm" svg:x="5.2cm" svg:y="6.801cm">
          <draw:text-box>
            <text:p><text:span text:style-name="T1">Transport scrambling control</text:span></text:p>
          </draw:text-box>
        </draw:frame>
        <draw:line draw:style-name="gr16" draw:text-style-name="P5" draw:layer="layout" svg:x1="7.2cm" svg:y1="7.5cm" svg:x2="9.1cm" svg:y2="6.2cm">
          <text:p/>
        </draw:line>
        <draw:frame draw:style-name="gr21" draw:text-style-name="P6" draw:layer="layout" svg:width="8.47cm" svg:height="2.831cm" svg:x="9.23cm" svg:y="7.4cm">
          <draw:text-box>
            <text:p><text:span text:style-name="T1">Adaption field control</text:span></text:p>
            <text:p><text:span text:style-name="T1">01 – no adaptation field, payload only,</text:span></text:p>
            <text:p><text:span text:style-name="T1">10 – adaptation field only, no payload,</text:span></text:p>
            <text:p><text:span text:style-name="T1">11 – adaptation field followed by payload.</text:span></text:p>
          </draw:text-box>
        </draw:frame>
        <draw:frame draw:style-name="gr22" draw:text-style-name="P6" draw:layer="layout" svg:width="3.732cm" svg:height="0.767cm" svg:x="12.3cm" svg:y="5.8cm">
          <draw:text-box>
            <text:p><text:span text:style-name="T1">Continuity counter</text:span></text:p>
          </draw:text-box>
        </draw:frame>
        <draw:line draw:style-name="gr23" draw:text-style-name="P5" draw:layer="layout" svg:x1="9.1cm" svg:y1="3.7cm" svg:x2="9.1cm" svg:y2="2.7cm">
          <text:p/>
        </draw:line>
        <draw:line draw:style-name="gr23" draw:text-style-name="P5" draw:layer="layout" svg:x1="10.1cm" svg:y1="3.7cm" svg:x2="10.1cm" svg:y2="2.7cm">
          <text:p/>
        </draw:line>
        <draw:line draw:style-name="gr23" draw:text-style-name="P5" draw:layer="layout" svg:x1="11.1cm" svg:y1="3.7cm" svg:x2="11.1cm" svg:y2="2.7cm">
          <text:p/>
        </draw:line>
        <draw:line draw:style-name="gr23" draw:text-style-name="P5" draw:layer="layout" svg:x1="12.1cm" svg:y1="3.7cm" svg:x2="12.1cm" svg:y2="2.7cm">
          <text:p/>
        </draw:line>
        <draw:line draw:style-name="gr23" draw:text-style-name="P5" draw:layer="layout" svg:x1="13.1cm" svg:y1="3.7cm" svg:x2="13.1cm" svg:y2="2.7cm">
          <text:p/>
        </draw:line>
        <draw:line draw:style-name="gr23" draw:text-style-name="P5" draw:layer="layout" svg:x1="14.1cm" svg:y1="3.7cm" svg:x2="14.1cm" svg:y2="2.7cm">
          <text:p/>
        </draw:line>
        <draw:line draw:style-name="gr23" draw:text-style-name="P5" draw:layer="layout" svg:x1="15.1cm" svg:y1="3.7cm" svg:x2="15.1cm" svg:y2="2.7cm">
          <text:p/>
        </draw:line>
        <draw:line draw:style-name="gr23" draw:text-style-name="P5" draw:layer="layout" svg:x1="12.1cm" svg:y1="4.7cm" svg:x2="12.1cm" svg:y2="3.7cm">
          <text:p/>
        </draw:line>
        <draw:line draw:style-name="gr23" draw:text-style-name="P5" draw:layer="layout" svg:x1="13.1cm" svg:y1="4.7cm" svg:x2="13.1cm" svg:y2="3.7cm">
          <text:p/>
        </draw:line>
        <draw:line draw:style-name="gr23" draw:text-style-name="P5" draw:layer="layout" svg:x1="14.1cm" svg:y1="4.7cm" svg:x2="14.1cm" svg:y2="3.7cm">
          <text:p/>
        </draw:line>
        <draw:line draw:style-name="gr23" draw:text-style-name="P5" draw:layer="layout" svg:x1="15.1cm" svg:y1="4.7cm" svg:x2="15.1cm" svg:y2="3.7cm">
          <text:p/>
        </draw:line>
        <draw:line draw:style-name="gr23" draw:text-style-name="P5" draw:layer="layout" svg:x1="9.1cm" svg:y1="5.7cm" svg:x2="9.1cm" svg:y2="4.7cm">
          <text:p/>
        </draw:line>
        <draw:line draw:style-name="gr23" draw:text-style-name="P5" draw:layer="layout" svg:x1="10.1cm" svg:y1="5.7cm" svg:x2="10.1cm" svg:y2="4.7cm">
          <text:p/>
        </draw:line>
        <draw:line draw:style-name="gr23" draw:text-style-name="P5" draw:layer="layout" svg:x1="11.1cm" svg:y1="5.7cm" svg:x2="11.1cm" svg:y2="4.7cm">
          <text:p/>
        </draw:line>
        <draw:line draw:style-name="gr23" draw:text-style-name="P5" draw:layer="layout" svg:x1="12.1cm" svg:y1="5.7cm" svg:x2="12.1cm" svg:y2="4.7cm">
          <text:p/>
        </draw:line>
        <draw:line draw:style-name="gr23" draw:text-style-name="P5" draw:layer="layout" svg:x1="13.1cm" svg:y1="5.7cm" svg:x2="13.1cm" svg:y2="4.7cm">
          <text:p/>
        </draw:line>
        <draw:line draw:style-name="gr23" draw:text-style-name="P5" draw:layer="layout" svg:x1="14.1cm" svg:y1="5.7cm" svg:x2="14.1cm" svg:y2="4.7cm">
          <text:p/>
        </draw:line>
        <draw:line draw:style-name="gr23" draw:text-style-name="P5" draw:layer="layout" svg:x1="13.1cm" svg:y1="6.7cm" svg:x2="13.1cm" svg:y2="5.7cm">
          <text:p/>
        </draw:line>
        <draw:line draw:style-name="gr23" draw:text-style-name="P5" draw:layer="layout" svg:x1="14.1cm" svg:y1="6.7cm" svg:x2="14.1cm" svg:y2="5.7cm">
          <text:p/>
        </draw:line>
        <draw:custom-shape draw:style-name="gr12" draw:text-style-name="P2" draw:layer="layout" svg:width="1cm" svg:height="1cm" svg:x="10.1cm" svg:y="3.7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6cm" svg:y1="4cm" svg:x2="10.6cm" svg:y2="2.2cm">
          <text:p/>
        </draw:line>
        <draw:frame draw:style-name="gr17" draw:text-style-name="P6" draw:layer="layout" svg:width="2.2cm" svg:height="1.567cm" svg:x="9.5cm" svg:y="1.1cm">
          <draw:text-box>
            <text:p><text:span text:style-name="T1">Transport priority</text:span></text:p>
          </draw:text-box>
        </draw:frame>
        <draw:custom-shape draw:style-name="gr13" draw:text-style-name="P2" draw:layer="layout" svg:width="2cm" svg:height="1cm" svg:x="10.1cm" svg:y="5.7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5.1cm" svg:y1="6.7cm" svg:x2="15.1cm" svg:y2="5.7cm">
          <text:p/>
        </draw:line>
        <draw:line draw:style-name="gr23" draw:text-style-name="P5" draw:layer="layout" svg:x1="15.1cm" svg:y1="5.7cm" svg:x2="15.1cm" svg:y2="4.7cm">
          <text:p/>
        </draw:line>
        <draw:line draw:style-name="gr16" draw:text-style-name="P5" draw:layer="layout" svg:x1="11.2cm" svg:y1="7.5cm" svg:x2="11.2cm" svg:y2="6.3cm">
          <text:p/>
        </draw:line>
        <draw:polygon draw:style-name="gr6" draw:text-style-name="P2" draw:layer="layout" svg:width="6.099cm" svg:height="0.999cm" svg:x="3cm" svg:y="10.7cm" svg:viewBox="0 0 6100 1000" draw:points="6100,186 5985,292 6100,399 5987,504 6100,609 5989,712 6100,815 5900,1000 5900,1000 3900,1000 0,1000 0,0 3900,0 5900,0 5900,0">
          <text:p/>
        </draw:polygon>
        <draw:custom-shape draw:style-name="gr24" draw:text-style-name="P4" draw:layer="layout" svg:width="0.9cm" svg:height="1cm" svg:x="2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3cm" svg:height="0.9cm" draw:transform="rotate (1.5707963267949) translate (2.1cm 1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6" draw:layer="layout" svg:width="3.275cm" svg:height="0.767cm" draw:transform="rotate (1.5707963267949) translate (2.2cm 15.4cm)">
          <draw:text-box>
            <text:p><text:span text:style-name="T1">[Adaption Field]</text:span></text:p>
          </draw:text-box>
        </draw:frame>
        <draw:custom-shape draw:style-name="gr11" draw:text-style-name="P2" draw:layer="layout" svg:width="8cm" svg:height="1cm" svg:x="4cm" svg:y="13.4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4.138cm" svg:height="0.767cm" svg:x="6cm" svg:y="13.5cm">
          <draw:text-box>
            <text:p><text:span text:style-name="T1">Adaption field length</text:span></text:p>
          </draw:text-box>
        </draw:frame>
        <draw:line draw:style-name="gr23" draw:text-style-name="P5" draw:layer="layout" svg:x1="5cm" svg:y1="14.4cm" svg:x2="5cm" svg:y2="13.4cm">
          <text:p/>
        </draw:line>
        <draw:line draw:style-name="gr23" draw:text-style-name="P5" draw:layer="layout" svg:x1="6cm" svg:y1="14.4cm" svg:x2="6cm" svg:y2="13.4cm">
          <text:p/>
        </draw:line>
        <draw:line draw:style-name="gr23" draw:text-style-name="P5" draw:layer="layout" svg:x1="7cm" svg:y1="14.4cm" svg:x2="7cm" svg:y2="13.4cm">
          <text:p/>
        </draw:line>
        <draw:line draw:style-name="gr23" draw:text-style-name="P5" draw:layer="layout" svg:x1="8cm" svg:y1="14.4cm" svg:x2="8cm" svg:y2="13.4cm">
          <text:p/>
        </draw:line>
        <draw:line draw:style-name="gr23" draw:text-style-name="P5" draw:layer="layout" svg:x1="9cm" svg:y1="14.4cm" svg:x2="9cm" svg:y2="13.4cm">
          <text:p/>
        </draw:line>
        <draw:line draw:style-name="gr23" draw:text-style-name="P5" draw:layer="layout" svg:x1="10cm" svg:y1="14.4cm" svg:x2="10cm" svg:y2="13.4cm">
          <text:p/>
        </draw:line>
        <draw:line draw:style-name="gr23" draw:text-style-name="P5" draw:layer="layout" svg:x1="11cm" svg:y1="14.4cm" svg:x2="11cm" svg:y2="13.4cm">
          <text:p/>
        </draw:line>
        <draw:custom-shape draw:style-name="gr28" draw:text-style-name="P8" draw:layer="layout" svg:width="1cm" svg:height="1cm" svg:x="4cm" svg:y="14.4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5cm" svg:y="14.4cm">
          <text:p text:style-name="P7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6cm" svg:y="14.4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7cm" svg:y="14.4cm"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8cm" svg:y="14.4cm">
          <text:p text:style-name="P7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9cm" svg:y="14.4cm">
          <text:p text:style-name="P7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0cm" svg:y="14.4cm">
          <text:p text:style-name="P7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1cm" svg:y="14.4cm">
          <text:p text:style-name="P7"><text:span text:style-name="T1">A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7.504cm" svg:height="4.379cm" svg:x="12cm" svg:y="13.221cm">
          <draw:text-box>
            <text:p><text:span text:style-name="T1">D = discontinuity indicator</text:span></text:p>
            <text:p><text:span text:style-name="T1">R = random access indicator</text:span></text:p>
            <text:p><text:span text:style-name="T1">E = elementary stream proprity indicator</text:span></text:p>
            <text:p><text:span text:style-name="T1">P = PCR flag</text:span></text:p>
            <text:p><text:span text:style-name="T1">O = original PCR flag</text:span></text:p>
            <text:p><text:span text:style-name="T1">S= splicing point flag</text:span></text:p>
            <text:p><text:span text:style-name="T1">T = transport private data flag</text:span></text:p>
            <text:p><text:span text:style-name="T1">A = adaption field extension flag</text:span></text:p>
          </draw:text-box>
        </draw:frame>
        <draw:custom-shape draw:style-name="gr30" draw:text-style-name="P2" draw:layer="layout" svg:width="8cm" svg:height="1cm" svg:x="4cm" svg:y="15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5.5cm">
          <draw:text-box>
            <text:p><text:span text:style-name="T1">PCR</text:span></text:p>
          </draw:text-box>
        </draw:frame>
        <draw:line draw:style-name="gr23" draw:text-style-name="P5" draw:layer="layout" svg:x1="5cm" svg:y1="16.4cm" svg:x2="5cm" svg:y2="15.4cm">
          <text:p/>
        </draw:line>
        <draw:line draw:style-name="gr23" draw:text-style-name="P5" draw:layer="layout" svg:x1="6cm" svg:y1="16.4cm" svg:x2="6cm" svg:y2="15.4cm">
          <text:p/>
        </draw:line>
        <draw:line draw:style-name="gr23" draw:text-style-name="P5" draw:layer="layout" svg:x1="7cm" svg:y1="16.4cm" svg:x2="7cm" svg:y2="15.4cm">
          <text:p/>
        </draw:line>
        <draw:line draw:style-name="gr23" draw:text-style-name="P5" draw:layer="layout" svg:x1="8cm" svg:y1="16.4cm" svg:x2="8cm" svg:y2="15.4cm">
          <text:p/>
        </draw:line>
        <draw:line draw:style-name="gr23" draw:text-style-name="P5" draw:layer="layout" svg:x1="9cm" svg:y1="16.4cm" svg:x2="9cm" svg:y2="15.4cm">
          <text:p/>
        </draw:line>
        <draw:line draw:style-name="gr23" draw:text-style-name="P5" draw:layer="layout" svg:x1="10cm" svg:y1="16.4cm" svg:x2="10cm" svg:y2="15.4cm">
          <text:p/>
        </draw:line>
        <draw:line draw:style-name="gr23" draw:text-style-name="P5" draw:layer="layout" svg:x1="11cm" svg:y1="16.4cm" svg:x2="11cm" svg:y2="15.4cm">
          <text:p/>
        </draw:line>
        <draw:custom-shape draw:style-name="gr30" draw:text-style-name="P2" draw:layer="layout" svg:width="8cm" svg:height="1cm" svg:x="4cm" svg:y="16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6.5cm">
          <draw:text-box>
            <text:p><text:span text:style-name="T1">PCR</text:span></text:p>
          </draw:text-box>
        </draw:frame>
        <draw:line draw:style-name="gr23" draw:text-style-name="P5" draw:layer="layout" svg:x1="5cm" svg:y1="17.4cm" svg:x2="5cm" svg:y2="16.4cm">
          <text:p/>
        </draw:line>
        <draw:line draw:style-name="gr23" draw:text-style-name="P5" draw:layer="layout" svg:x1="6cm" svg:y1="17.4cm" svg:x2="6cm" svg:y2="16.4cm">
          <text:p/>
        </draw:line>
        <draw:line draw:style-name="gr23" draw:text-style-name="P5" draw:layer="layout" svg:x1="7cm" svg:y1="17.4cm" svg:x2="7cm" svg:y2="16.4cm">
          <text:p/>
        </draw:line>
        <draw:line draw:style-name="gr23" draw:text-style-name="P5" draw:layer="layout" svg:x1="8cm" svg:y1="17.4cm" svg:x2="8cm" svg:y2="16.4cm">
          <text:p/>
        </draw:line>
        <draw:line draw:style-name="gr23" draw:text-style-name="P5" draw:layer="layout" svg:x1="9cm" svg:y1="17.4cm" svg:x2="9cm" svg:y2="16.4cm">
          <text:p/>
        </draw:line>
        <draw:line draw:style-name="gr23" draw:text-style-name="P5" draw:layer="layout" svg:x1="10cm" svg:y1="17.4cm" svg:x2="10cm" svg:y2="16.4cm">
          <text:p/>
        </draw:line>
        <draw:line draw:style-name="gr23" draw:text-style-name="P5" draw:layer="layout" svg:x1="11cm" svg:y1="17.4cm" svg:x2="11cm" svg:y2="16.4cm">
          <text:p/>
        </draw:line>
        <draw:custom-shape draw:style-name="gr30" draw:text-style-name="P2" draw:layer="layout" svg:width="8cm" svg:height="1cm" svg:x="4cm" svg:y="17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7.5cm">
          <draw:text-box>
            <text:p><text:span text:style-name="T1">PCR</text:span></text:p>
          </draw:text-box>
        </draw:frame>
        <draw:line draw:style-name="gr23" draw:text-style-name="P5" draw:layer="layout" svg:x1="5cm" svg:y1="18.4cm" svg:x2="5cm" svg:y2="17.4cm">
          <text:p/>
        </draw:line>
        <draw:line draw:style-name="gr23" draw:text-style-name="P5" draw:layer="layout" svg:x1="6cm" svg:y1="18.4cm" svg:x2="6cm" svg:y2="17.4cm">
          <text:p/>
        </draw:line>
        <draw:line draw:style-name="gr23" draw:text-style-name="P5" draw:layer="layout" svg:x1="7cm" svg:y1="18.4cm" svg:x2="7cm" svg:y2="17.4cm">
          <text:p/>
        </draw:line>
        <draw:line draw:style-name="gr23" draw:text-style-name="P5" draw:layer="layout" svg:x1="8cm" svg:y1="18.4cm" svg:x2="8cm" svg:y2="17.4cm">
          <text:p/>
        </draw:line>
        <draw:line draw:style-name="gr23" draw:text-style-name="P5" draw:layer="layout" svg:x1="9cm" svg:y1="18.4cm" svg:x2="9cm" svg:y2="17.4cm">
          <text:p/>
        </draw:line>
        <draw:line draw:style-name="gr23" draw:text-style-name="P5" draw:layer="layout" svg:x1="10cm" svg:y1="18.4cm" svg:x2="10cm" svg:y2="17.4cm">
          <text:p/>
        </draw:line>
        <draw:line draw:style-name="gr23" draw:text-style-name="P5" draw:layer="layout" svg:x1="11cm" svg:y1="18.4cm" svg:x2="11cm" svg:y2="17.4cm">
          <text:p/>
        </draw:line>
        <draw:custom-shape draw:style-name="gr30" draw:text-style-name="P2" draw:layer="layout" svg:width="8cm" svg:height="1cm" svg:x="4cm" svg:y="18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8.5cm">
          <draw:text-box>
            <text:p><text:span text:style-name="T1">PCR</text:span></text:p>
          </draw:text-box>
        </draw:frame>
        <draw:line draw:style-name="gr23" draw:text-style-name="P5" draw:layer="layout" svg:x1="5cm" svg:y1="19.4cm" svg:x2="5cm" svg:y2="18.4cm">
          <text:p/>
        </draw:line>
        <draw:line draw:style-name="gr23" draw:text-style-name="P5" draw:layer="layout" svg:x1="6cm" svg:y1="19.4cm" svg:x2="6cm" svg:y2="18.4cm">
          <text:p/>
        </draw:line>
        <draw:line draw:style-name="gr23" draw:text-style-name="P5" draw:layer="layout" svg:x1="7cm" svg:y1="19.4cm" svg:x2="7cm" svg:y2="18.4cm">
          <text:p/>
        </draw:line>
        <draw:line draw:style-name="gr23" draw:text-style-name="P5" draw:layer="layout" svg:x1="8cm" svg:y1="19.4cm" svg:x2="8cm" svg:y2="18.4cm">
          <text:p/>
        </draw:line>
        <draw:line draw:style-name="gr23" draw:text-style-name="P5" draw:layer="layout" svg:x1="9cm" svg:y1="19.4cm" svg:x2="9cm" svg:y2="18.4cm">
          <text:p/>
        </draw:line>
        <draw:line draw:style-name="gr23" draw:text-style-name="P5" draw:layer="layout" svg:x1="10cm" svg:y1="19.4cm" svg:x2="10cm" svg:y2="18.4cm">
          <text:p/>
        </draw:line>
        <draw:line draw:style-name="gr23" draw:text-style-name="P5" draw:layer="layout" svg:x1="11cm" svg:y1="19.4cm" svg:x2="11cm" svg:y2="18.4cm">
          <text:p/>
        </draw:line>
        <draw:custom-shape draw:style-name="gr30" draw:text-style-name="P2" draw:layer="layout" svg:width="8cm" svg:height="1cm" svg:x="4cm" svg:y="19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9.5cm">
          <draw:text-box>
            <text:p><text:span text:style-name="T1">PCR</text:span></text:p>
          </draw:text-box>
        </draw:frame>
        <draw:line draw:style-name="gr23" draw:text-style-name="P5" draw:layer="layout" svg:x1="5cm" svg:y1="20.4cm" svg:x2="5cm" svg:y2="19.4cm">
          <text:p/>
        </draw:line>
        <draw:line draw:style-name="gr23" draw:text-style-name="P5" draw:layer="layout" svg:x1="6cm" svg:y1="20.4cm" svg:x2="6cm" svg:y2="19.4cm">
          <text:p/>
        </draw:line>
        <draw:line draw:style-name="gr23" draw:text-style-name="P5" draw:layer="layout" svg:x1="7cm" svg:y1="20.4cm" svg:x2="7cm" svg:y2="19.4cm">
          <text:p/>
        </draw:line>
        <draw:line draw:style-name="gr23" draw:text-style-name="P5" draw:layer="layout" svg:x1="8cm" svg:y1="20.4cm" svg:x2="8cm" svg:y2="19.4cm">
          <text:p/>
        </draw:line>
        <draw:line draw:style-name="gr23" draw:text-style-name="P5" draw:layer="layout" svg:x1="9cm" svg:y1="20.4cm" svg:x2="9cm" svg:y2="19.4cm">
          <text:p/>
        </draw:line>
        <draw:line draw:style-name="gr23" draw:text-style-name="P5" draw:layer="layout" svg:x1="10cm" svg:y1="20.4cm" svg:x2="10cm" svg:y2="19.4cm">
          <text:p/>
        </draw:line>
        <draw:line draw:style-name="gr23" draw:text-style-name="P5" draw:layer="layout" svg:x1="11cm" svg:y1="20.4cm" svg:x2="11cm" svg:y2="19.4cm">
          <text:p/>
        </draw:line>
        <draw:custom-shape draw:style-name="gr31" draw:text-style-name="P2" draw:layer="layout" svg:width="2cm" svg:height="1cm" svg:x="4cm" svg:y="20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4.4cm" svg:y="20.5cm">
          <draw:text-box>
            <text:p><text:span text:style-name="T1">PCR</text:span></text:p>
          </draw:text-box>
        </draw:frame>
        <draw:line draw:style-name="gr23" draw:text-style-name="P5" draw:layer="layout" svg:x1="5cm" svg:y1="21.4cm" svg:x2="5cm" svg:y2="20.4cm">
          <text:p/>
        </draw:line>
        <draw:line draw:style-name="gr23" draw:text-style-name="P5" draw:layer="layout" svg:x1="7cm" svg:y1="21.4cm" svg:x2="7cm" svg:y2="20.4cm">
          <text:p/>
        </draw:line>
        <draw:line draw:style-name="gr23" draw:text-style-name="P5" draw:layer="layout" svg:x1="8cm" svg:y1="21.4cm" svg:x2="8cm" svg:y2="20.4cm">
          <text:p/>
        </draw:line>
        <draw:line draw:style-name="gr23" draw:text-style-name="P5" draw:layer="layout" svg:x1="9cm" svg:y1="21.4cm" svg:x2="9cm" svg:y2="20.4cm">
          <text:p/>
        </draw:line>
        <draw:line draw:style-name="gr23" draw:text-style-name="P5" draw:layer="layout" svg:x1="10cm" svg:y1="21.4cm" svg:x2="10cm" svg:y2="20.4cm">
          <text:p/>
        </draw:line>
        <draw:line draw:style-name="gr23" draw:text-style-name="P5" draw:layer="layout" svg:x1="11cm" svg:y1="21.4cm" svg:x2="11cm" svg:y2="20.4cm">
          <text:p/>
        </draw:line>
        <draw:frame draw:style-name="gr15" draw:text-style-name="P6" draw:layer="layout" svg:width="2.246cm" svg:height="0.767cm" svg:x="8.4cm" svg:y="20.5cm">
          <draw:text-box>
            <text:p><text:span text:style-name="T1">OPCR</text:span></text:p>
          </draw:text-box>
        </draw:frame>
        <draw:custom-shape draw:style-name="gr30" draw:text-style-name="P2" draw:layer="layout" svg:width="8cm" svg:height="1cm" svg:x="4cm" svg:y="21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1.5cm">
          <draw:text-box>
            <text:p><text:span text:style-name="T1">OPCR</text:span></text:p>
          </draw:text-box>
        </draw:frame>
        <draw:line draw:style-name="gr23" draw:text-style-name="P5" draw:layer="layout" svg:x1="5cm" svg:y1="22.4cm" svg:x2="5cm" svg:y2="21.4cm">
          <text:p/>
        </draw:line>
        <draw:line draw:style-name="gr23" draw:text-style-name="P5" draw:layer="layout" svg:x1="6cm" svg:y1="22.4cm" svg:x2="6cm" svg:y2="21.4cm">
          <text:p/>
        </draw:line>
        <draw:line draw:style-name="gr23" draw:text-style-name="P5" draw:layer="layout" svg:x1="7cm" svg:y1="22.4cm" svg:x2="7cm" svg:y2="21.4cm">
          <text:p/>
        </draw:line>
        <draw:line draw:style-name="gr23" draw:text-style-name="P5" draw:layer="layout" svg:x1="8cm" svg:y1="22.4cm" svg:x2="8cm" svg:y2="21.4cm">
          <text:p/>
        </draw:line>
        <draw:line draw:style-name="gr23" draw:text-style-name="P5" draw:layer="layout" svg:x1="9cm" svg:y1="22.4cm" svg:x2="9cm" svg:y2="21.4cm">
          <text:p/>
        </draw:line>
        <draw:line draw:style-name="gr23" draw:text-style-name="P5" draw:layer="layout" svg:x1="10cm" svg:y1="22.4cm" svg:x2="10cm" svg:y2="21.4cm">
          <text:p/>
        </draw:line>
        <draw:line draw:style-name="gr23" draw:text-style-name="P5" draw:layer="layout" svg:x1="11cm" svg:y1="22.4cm" svg:x2="11cm" svg:y2="21.4cm">
          <text:p/>
        </draw:line>
        <draw:custom-shape draw:style-name="gr30" draw:text-style-name="P2" draw:layer="layout" svg:width="8cm" svg:height="1cm" svg:x="4cm" svg:y="22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2.5cm">
          <draw:text-box>
            <text:p><text:span text:style-name="T1">OPCR</text:span></text:p>
          </draw:text-box>
        </draw:frame>
        <draw:line draw:style-name="gr23" draw:text-style-name="P5" draw:layer="layout" svg:x1="5cm" svg:y1="23.4cm" svg:x2="5cm" svg:y2="22.4cm">
          <text:p/>
        </draw:line>
        <draw:line draw:style-name="gr23" draw:text-style-name="P5" draw:layer="layout" svg:x1="6cm" svg:y1="23.4cm" svg:x2="6cm" svg:y2="22.4cm">
          <text:p/>
        </draw:line>
        <draw:line draw:style-name="gr23" draw:text-style-name="P5" draw:layer="layout" svg:x1="7cm" svg:y1="23.4cm" svg:x2="7cm" svg:y2="22.4cm">
          <text:p/>
        </draw:line>
        <draw:line draw:style-name="gr23" draw:text-style-name="P5" draw:layer="layout" svg:x1="8cm" svg:y1="23.4cm" svg:x2="8cm" svg:y2="22.4cm">
          <text:p/>
        </draw:line>
        <draw:line draw:style-name="gr23" draw:text-style-name="P5" draw:layer="layout" svg:x1="9cm" svg:y1="23.4cm" svg:x2="9cm" svg:y2="22.4cm">
          <text:p/>
        </draw:line>
        <draw:line draw:style-name="gr23" draw:text-style-name="P5" draw:layer="layout" svg:x1="10cm" svg:y1="23.4cm" svg:x2="10cm" svg:y2="22.4cm">
          <text:p/>
        </draw:line>
        <draw:line draw:style-name="gr23" draw:text-style-name="P5" draw:layer="layout" svg:x1="11cm" svg:y1="23.4cm" svg:x2="11cm" svg:y2="22.4cm">
          <text:p/>
        </draw:line>
        <draw:custom-shape draw:style-name="gr30" draw:text-style-name="P2" draw:layer="layout" svg:width="8cm" svg:height="1cm" svg:x="4cm" svg:y="23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3.5cm">
          <draw:text-box>
            <text:p><text:span text:style-name="T1">OPCR</text:span></text:p>
          </draw:text-box>
        </draw:frame>
        <draw:line draw:style-name="gr23" draw:text-style-name="P5" draw:layer="layout" svg:x1="5cm" svg:y1="24.4cm" svg:x2="5cm" svg:y2="23.4cm">
          <text:p/>
        </draw:line>
        <draw:line draw:style-name="gr23" draw:text-style-name="P5" draw:layer="layout" svg:x1="6cm" svg:y1="24.4cm" svg:x2="6cm" svg:y2="23.4cm">
          <text:p/>
        </draw:line>
        <draw:line draw:style-name="gr23" draw:text-style-name="P5" draw:layer="layout" svg:x1="7cm" svg:y1="24.4cm" svg:x2="7cm" svg:y2="23.4cm">
          <text:p/>
        </draw:line>
        <draw:line draw:style-name="gr23" draw:text-style-name="P5" draw:layer="layout" svg:x1="8cm" svg:y1="24.4cm" svg:x2="8cm" svg:y2="23.4cm">
          <text:p/>
        </draw:line>
        <draw:line draw:style-name="gr23" draw:text-style-name="P5" draw:layer="layout" svg:x1="9cm" svg:y1="24.4cm" svg:x2="9cm" svg:y2="23.4cm">
          <text:p/>
        </draw:line>
        <draw:line draw:style-name="gr23" draw:text-style-name="P5" draw:layer="layout" svg:x1="10cm" svg:y1="24.4cm" svg:x2="10cm" svg:y2="23.4cm">
          <text:p/>
        </draw:line>
        <draw:line draw:style-name="gr23" draw:text-style-name="P5" draw:layer="layout" svg:x1="11cm" svg:y1="24.4cm" svg:x2="11cm" svg:y2="23.4cm">
          <text:p/>
        </draw:line>
        <draw:custom-shape draw:style-name="gr30" draw:text-style-name="P2" draw:layer="layout" svg:width="8cm" svg:height="1cm" svg:x="4cm" svg:y="24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4.5cm">
          <draw:text-box>
            <text:p><text:span text:style-name="T1">OPCR</text:span></text:p>
          </draw:text-box>
        </draw:frame>
        <draw:line draw:style-name="gr23" draw:text-style-name="P5" draw:layer="layout" svg:x1="5cm" svg:y1="25.4cm" svg:x2="5cm" svg:y2="24.4cm">
          <text:p/>
        </draw:line>
        <draw:line draw:style-name="gr23" draw:text-style-name="P5" draw:layer="layout" svg:x1="6cm" svg:y1="25.4cm" svg:x2="6cm" svg:y2="24.4cm">
          <text:p/>
        </draw:line>
        <draw:line draw:style-name="gr23" draw:text-style-name="P5" draw:layer="layout" svg:x1="7cm" svg:y1="25.4cm" svg:x2="7cm" svg:y2="24.4cm">
          <text:p/>
        </draw:line>
        <draw:line draw:style-name="gr23" draw:text-style-name="P5" draw:layer="layout" svg:x1="8cm" svg:y1="25.4cm" svg:x2="8cm" svg:y2="24.4cm">
          <text:p/>
        </draw:line>
        <draw:line draw:style-name="gr23" draw:text-style-name="P5" draw:layer="layout" svg:x1="9cm" svg:y1="25.4cm" svg:x2="9cm" svg:y2="24.4cm">
          <text:p/>
        </draw:line>
        <draw:line draw:style-name="gr23" draw:text-style-name="P5" draw:layer="layout" svg:x1="10cm" svg:y1="25.4cm" svg:x2="10cm" svg:y2="24.4cm">
          <text:p/>
        </draw:line>
        <draw:line draw:style-name="gr23" draw:text-style-name="P5" draw:layer="layout" svg:x1="11cm" svg:y1="25.4cm" svg:x2="11cm" svg:y2="24.4cm">
          <text:p/>
        </draw:line>
        <draw:custom-shape draw:style-name="gr32" draw:text-style-name="P2" draw:layer="layout" svg:width="4cm" svg:height="1cm" svg:x="4cm" svg:y="25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cm" svg:y1="26.4cm" svg:x2="5cm" svg:y2="25.4cm">
          <text:p/>
        </draw:line>
        <draw:line draw:style-name="gr23" draw:text-style-name="P5" draw:layer="layout" svg:x1="6cm" svg:y1="26.4cm" svg:x2="6cm" svg:y2="25.4cm">
          <text:p/>
        </draw:line>
        <draw:line draw:style-name="gr23" draw:text-style-name="P5" draw:layer="layout" svg:x1="7cm" svg:y1="26.4cm" svg:x2="7cm" svg:y2="25.4cm">
          <text:p/>
        </draw:line>
        <draw:frame draw:style-name="gr15" draw:text-style-name="P6" draw:layer="layout" svg:width="2.246cm" svg:height="0.767cm" svg:x="5.254cm" svg:y="25.5cm">
          <draw:text-box>
            <text:p><text:span text:style-name="T1">OPCR</text:span></text:p>
          </draw:text-box>
        </draw:frame>
        <draw:custom-shape draw:style-name="gr32" draw:text-style-name="P2" draw:layer="layout" svg:width="4cm" svg:height="1cm" svg:x="8cm" svg:y="25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cm" svg:y1="26.4cm" svg:x2="9cm" svg:y2="25.4cm">
          <text:p/>
        </draw:line>
        <draw:line draw:style-name="gr23" draw:text-style-name="P5" draw:layer="layout" svg:x1="10cm" svg:y1="26.4cm" svg:x2="10cm" svg:y2="25.4cm">
          <text:p/>
        </draw:line>
        <draw:line draw:style-name="gr23" draw:text-style-name="P5" draw:layer="layout" svg:x1="11cm" svg:y1="26.4cm" svg:x2="11cm" svg:y2="25.4cm">
          <text:p/>
        </draw:line>
        <draw:frame draw:style-name="gr33" draw:text-style-name="P6" draw:layer="layout" svg:width="3.66cm" svg:height="0.767cm" svg:x="8.2cm" svg:y="25.5cm">
          <draw:text-box>
            <text:p><text:span text:style-name="T1">Splice count down</text:span></text:p>
          </draw:text-box>
        </draw:frame>
        <draw:custom-shape draw:style-name="gr32" draw:text-style-name="P2" draw:layer="layout" svg:width="4cm" svg:height="1cm" svg:x="4cm" svg:y="26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cm" svg:y1="27.4cm" svg:x2="5cm" svg:y2="26.4cm">
          <text:p/>
        </draw:line>
        <draw:line draw:style-name="gr23" draw:text-style-name="P5" draw:layer="layout" svg:x1="6cm" svg:y1="27.4cm" svg:x2="6cm" svg:y2="26.4cm">
          <text:p/>
        </draw:line>
        <draw:line draw:style-name="gr23" draw:text-style-name="P5" draw:layer="layout" svg:x1="7cm" svg:y1="27.4cm" svg:x2="7cm" svg:y2="26.4cm">
          <text:p/>
        </draw:line>
        <draw:frame draw:style-name="gr33" draw:text-style-name="P6" draw:layer="layout" svg:width="3.66cm" svg:height="0.767cm" svg:x="4.24cm" svg:y="26.5cm">
          <draw:text-box>
            <text:p><text:span text:style-name="T1">Splice count down</text:span></text:p>
          </draw:text-box>
        </draw:frame>
        <draw:custom-shape draw:style-name="gr32" draw:text-style-name="P2" draw:layer="layout" svg:width="4cm" svg:height="1cm" svg:x="8cm" svg:y="26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cm" svg:y1="27.4cm" svg:x2="9cm" svg:y2="26.4cm">
          <text:p/>
        </draw:line>
        <draw:line draw:style-name="gr23" draw:text-style-name="P5" draw:layer="layout" svg:x1="10cm" svg:y1="27.4cm" svg:x2="10cm" svg:y2="26.4cm">
          <text:p/>
        </draw:line>
        <draw:line draw:style-name="gr23" draw:text-style-name="P5" draw:layer="layout" svg:x1="11cm" svg:y1="27.4cm" svg:x2="11cm" svg:y2="26.4cm">
          <text:p/>
        </draw:line>
        <draw:frame draw:style-name="gr34" draw:text-style-name="P6" draw:layer="layout" svg:width="4.206cm" svg:height="0.767cm" svg:x="7.894cm" svg:y="26.5cm">
          <draw:text-box>
            <text:p><text:span text:style-name="T1">Adaption field ext len</text:span></text:p>
          </draw:text-box>
        </draw:frame>
        <draw:custom-shape draw:style-name="gr32" draw:text-style-name="P2" draw:layer="layout" svg:width="4cm" svg:height="1cm" svg:x="4cm" svg:y="27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cm" svg:y1="28.4cm" svg:x2="5cm" svg:y2="27.4cm">
          <text:p/>
        </draw:line>
        <draw:line draw:style-name="gr23" draw:text-style-name="P5" draw:layer="layout" svg:x1="6cm" svg:y1="28.4cm" svg:x2="6cm" svg:y2="27.4cm">
          <text:p/>
        </draw:line>
        <draw:line draw:style-name="gr23" draw:text-style-name="P5" draw:layer="layout" svg:x1="7cm" svg:y1="28.4cm" svg:x2="7cm" svg:y2="27.4cm">
          <text:p/>
        </draw:line>
        <draw:frame draw:style-name="gr34" draw:text-style-name="P6" draw:layer="layout" svg:width="4.206cm" svg:height="0.767cm" svg:x="3.894cm" svg:y="27.5cm">
          <draw:text-box>
            <text:p><text:span text:style-name="T1">Adaption field ext l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6:17:27.227000000</meta:creation-date>
    <dc:date>2016-09-12T12:14:47.998000000</dc:date>
    <meta:editing-duration>PT10M37S</meta:editing-duration>
    <meta:editing-cycles>5</meta:editing-cycles>
    <meta:generator>LibreOffice/5.2.0.4$Windows_x86 LibreOffice_project/066b007f5ebcc236395c7d282ba488bca6720265</meta:generator>
    <meta:document-statistic meta:object-count="194"/>
  </office:meta>
</office:document-meta>
</file>